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urier New" svg:font-family="'Courier New'" style:font-family-generic="modern" style:font-pitch="fixed"/>
    <style:font-face style:name="Miriam" svg:font-family="Miriam"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a2" style:family="table">
      <style:table-properties style:width="13.323cm" fo:margin-left="1.478cm" fo:margin-right="0.658cm" table:align="margins" style:writing-mode="lr-tb"/>
    </style:style>
    <style:style style:name="Tabella2.A" style:family="table-column">
      <style:table-column-properties style:column-width="1.764cm" style:rel-column-width="8676*"/>
    </style:style>
    <style:style style:name="Tabella2.B" style:family="table-column">
      <style:table-column-properties style:column-width="2.623cm" style:rel-column-width="12902*"/>
    </style:style>
    <style:style style:name="Tabella2.C" style:family="table-column">
      <style:table-column-properties style:column-width="8.936cm" style:rel-column-width="43957*"/>
    </style:style>
    <style:style style:name="Tabella2.1" style:family="table-row">
      <style:table-row-properties style:min-row-height="0.349cm"/>
    </style:style>
    <style:style style:name="Tabella2.A1" style:family="table-cell">
      <style:table-cell-properties fo:padding="0.097cm" fo:border="none"/>
    </style:style>
    <style:style style:name="Tabella1" style:family="table">
      <style:table-properties style:width="9.456cm" table:align="center" style:writing-mode="lr-tb"/>
    </style:style>
    <style:style style:name="Tabella1.A" style:family="table-column">
      <style:table-column-properties style:column-width="2.085cm"/>
    </style:style>
    <style:style style:name="Tabella1.B" style:family="table-column">
      <style:table-column-properties style:column-width="1.75cm"/>
    </style:style>
    <style:style style:name="Tabella1.C" style:family="table-column">
      <style:table-column-properties style:column-width="2.577cm"/>
    </style:style>
    <style:style style:name="Tabella1.D" style:family="table-column">
      <style:table-column-properties style:column-width="3.044cm"/>
    </style:style>
    <style:style style:name="Tabella1.1" style:family="table-row">
      <style:table-row-properties style:min-row-height="0.547cm" style:keep-together="true" fo:keep-together="auto"/>
    </style:style>
    <style:style style:name="Tabella1.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ella1.D1" style:family="table-cell">
      <style:table-cell-properties style:vertical-align="middle" fo:padding-left="0.191cm" fo:padding-right="0.191cm" fo:padding-top="0cm" fo:padding-bottom="0cm" fo:border="0.002cm solid #000000" style:writing-mode="lr-tb"/>
    </style:style>
    <style:style style:name="Tabella1.3" style:family="table-row">
      <style:table-row-properties style:min-row-height="0.601cm" style:keep-together="true" fo:keep-together="auto"/>
    </style:style>
    <style:style style:name="P1" style:family="paragraph" style:parent-style-name="Standard">
      <style:paragraph-properties fo:text-align="center" style:justify-single-word="false" fo:orphans="0" fo:widows="0"/>
      <style:text-properties fo:font-size="12pt" fo:font-weight="bold" style:font-size-asian="12pt" style:font-weight-asian="bold"/>
    </style:style>
    <style:style style:name="P2" style:family="paragraph" style:parent-style-name="Standard">
      <style:paragraph-properties fo:text-align="center" style:justify-single-word="false" fo:orphans="0" fo:widows="0"/>
      <style:text-properties fo:font-size="11pt" fo:font-style="italic" style:font-size-asian="11pt" style:font-style-asian="italic" style:font-size-complex="11pt" style:font-style-complex="italic"/>
    </style:style>
    <style:style style:name="P3" style:family="paragraph" style:parent-style-name="Standard">
      <style:text-properties fo:font-size="11pt" fo:font-style="normal" style:font-size-asian="11pt" style:font-style-asian="normal" style:font-size-complex="11pt" style:font-style-complex="normal"/>
    </style:style>
    <style:style style:name="P4" style:family="paragraph" style:parent-style-name="Standard">
      <style:paragraph-properties fo:margin-top="0cm" fo:margin-bottom="0cm"/>
      <style:text-properties fo:font-size="12pt" fo:font-weight="bold" style:font-size-asian="12pt" style:font-weight-asian="bold"/>
    </style:style>
    <style:style style:name="P5" style:family="paragraph" style:parent-style-name="Standard">
      <style:paragraph-properties fo:margin-top="0cm" fo:margin-bottom="0.212cm"/>
    </style:style>
    <style:style style:name="P6" style:family="paragraph" style:parent-style-name="Standard">
      <style:paragraph-properties fo:margin-top="0cm" fo:margin-bottom="0.212cm"/>
      <style:text-properties fo:font-size="11pt" style:font-size-asian="11pt" style:font-size-complex="11pt"/>
    </style:style>
    <style:style style:name="P7" style:family="paragraph" style:parent-style-name="Text_20_body_20_indent">
      <style:paragraph-properties fo:margin-left="0cm" fo:margin-right="0cm" fo:text-indent="0cm" style:auto-text-indent="false"/>
    </style:style>
    <style:style style:name="P8" style:family="paragraph" style:parent-style-name="Text_20_body_20_indent">
      <style:paragraph-properties fo:margin-left="0cm" fo:margin-right="0cm" fo:text-indent="0cm" style:auto-text-indent="false"/>
      <style:text-properties fo:font-size="11pt" style:font-size-asian="11pt" style:font-size-complex="11pt"/>
    </style:style>
    <style:style style:name="P9" style:family="paragraph" style:parent-style-name="Text_20_body_20_indent">
      <style:paragraph-properties fo:margin-left="0cm" fo:margin-right="0cm" fo:text-align="center" style:justify-single-word="false" fo:text-indent="0cm" style:auto-text-indent="false" style:snap-to-layout-grid="false"/>
      <style:text-properties fo:font-size="11pt" style:font-size-asian="11pt" style:font-size-complex="11pt"/>
    </style:style>
    <style:style style:name="P10" style:family="paragraph" style:parent-style-name="Text_20_body_20_indent">
      <style:paragraph-properties fo:margin-left="0cm" fo:margin-right="0cm" fo:text-align="center" style:justify-single-word="false" fo:text-indent="0cm" style:auto-text-indent="false" style:snap-to-layout-grid="false"/>
      <style:text-properties fo:font-size="11pt" fo:font-weight="bold" style:font-size-asian="11pt" style:font-weight-asian="bold" style:font-size-complex="11pt" style:font-weight-complex="bold"/>
    </style:style>
    <style:style style:name="P11" style:family="paragraph" style:parent-style-name="Text_20_body_20_indent">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12" style:family="paragraph" style:parent-style-name="Text_20_body_20_inden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3" style:family="paragraph" style:parent-style-name="Text_20_body_20_indent">
      <style:paragraph-properties fo:margin-left="0cm" fo:margin-right="0cm" fo:text-indent="0cm" style:auto-text-indent="false"/>
      <style:text-properties style:font-name="Courier New" fo:font-size="10pt" fo:font-style="normal" style:font-size-asian="10pt" style:font-style-asian="normal" style:font-size-complex="10pt" style:font-style-complex="normal"/>
    </style:style>
    <style:style style:name="P14" style:family="paragraph" style:parent-style-name="Text_20_body_20_indent">
      <style:paragraph-properties fo:margin-left="0cm" fo:margin-right="0cm" fo:text-align="center" style:justify-single-word="false" fo:text-indent="0cm" style:auto-text-indent="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Text_20_body_20_indent">
      <style:paragraph-properties fo:margin-left="0cm" fo:margin-right="0cm" fo:text-indent="0cm" style:auto-text-indent="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Text_20_body_20_indent">
      <style:paragraph-properties fo:margin-left="0cm" fo:margin-right="0cm" fo:text-align="center" style:justify-single-word="false" fo:text-indent="0cm" style:auto-text-indent="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Text_20_body_20_indent">
      <style:paragraph-properties fo:margin-left="0cm" fo:margin-right="0cm" fo:margin-top="0cm" fo:margin-bottom="0.212cm" fo:text-indent="0cm" style:auto-text-indent="false"/>
    </style:style>
    <style:style style:name="P18" style:family="paragraph" style:parent-style-name="Text_20_body_20_indent">
      <style:paragraph-properties fo:margin-left="0cm" fo:margin-right="0cm" fo:margin-top="0cm" fo:margin-bottom="0.212cm" fo:text-indent="0cm" style:auto-text-indent="false"/>
      <style:text-properties fo:font-size="11pt" style:font-size-asian="11pt" style:font-size-complex="11pt"/>
    </style:style>
    <style:style style:name="P19" style:family="paragraph" style:parent-style-name="Standard">
      <style:paragraph-properties fo:margin-left="0cm" fo:margin-right="0cm" fo:text-indent="0cm" style:auto-text-indent="false"/>
    </style:style>
    <style:style style:name="P20" style:family="paragraph" style:parent-style-name="Caption_20__28_user_29_">
      <style:paragraph-properties fo:keep-with-next="always"/>
    </style:style>
    <style:style style:name="P21" style:family="paragraph" style:parent-style-name="Caption_20__28_user_29_">
      <style:paragraph-properties fo:keep-with-next="always"/>
      <style:text-properties fo:font-size="10pt" style:font-size-asian="10pt" style:font-size-complex="10pt"/>
    </style:style>
    <style:style style:name="P22" style:family="paragraph" style:parent-style-name="Standard">
      <style:paragraph-properties fo:margin-top="0.212cm" fo:margin-bottom="0cm"/>
      <style:text-properties fo:font-size="12pt" fo:font-weight="bold" style:font-size-asian="12pt" style:font-weight-asian="bold" style:font-size-complex="12pt" style:font-weight-complex="bold"/>
    </style:style>
    <style:style style:name="P23" style:family="paragraph" style:parent-style-name="Paper-Title">
      <style:paragraph-properties fo:margin-top="0cm" fo:margin-bottom="0.106cm"/>
      <style:text-properties style:font-name="Times New Roman" fo:font-size="16pt" style:font-size-asian="16pt" style:font-name-complex="Times New Roman" style:font-size-complex="16pt"/>
    </style:style>
    <style:style style:name="P24" style:family="paragraph" style:parent-style-name="Abstract">
      <style:text-properties fo:font-size="11pt" style:font-size-asian="11pt" style:font-size-complex="11pt"/>
    </style:style>
    <style:style style:name="P25" style:family="paragraph" style:parent-style-name="Standard">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26" style:family="paragraph" style:parent-style-name="Heading_20_1">
      <style:paragraph-properties fo:margin-top="0.212cm" fo:margin-bottom="0cm"/>
      <style:text-properties fo:font-size="11pt" style:font-size-asian="11pt" style:font-size-complex="11pt"/>
    </style:style>
    <style:style style:name="P27" style:family="paragraph" style:parent-style-name="Heading_20_2">
      <style:text-properties fo:font-size="11pt" style:font-size-asian="11pt" style:font-size-complex="11pt"/>
    </style:style>
    <style:style style:name="P28" style:family="paragraph" style:parent-style-name="Heading_20_2">
      <style:paragraph-properties fo:margin-top="0.212cm" fo:margin-bottom="0cm"/>
      <style:text-properties fo:font-size="11pt" style:font-size-asian="11pt" style:font-size-complex="11pt"/>
    </style:style>
    <style:style style:name="P29" style:family="paragraph" style:parent-style-name="Heading_20_3">
      <style:paragraph-properties fo:margin-top="0.212cm" fo:margin-bottom="0cm"/>
      <style:text-properties style:font-size-complex="11pt"/>
    </style:style>
    <style:style style:name="P30" style:family="paragraph" style:parent-style-name="Heading_20_4">
      <style:paragraph-properties fo:margin-top="0.212cm" fo:margin-bottom="0cm"/>
      <style:text-properties style:font-size-complex="11pt"/>
    </style:style>
    <style:style style:name="P31" style:family="paragraph" style:parent-style-name="Paper-Title" style:master-page-name="Standard">
      <style:paragraph-properties fo:margin-top="0cm" fo:margin-bottom="0.106cm" style:page-number="auto"/>
      <style:text-properties style:font-name="Times New Roman" fo:font-size="16pt" style:font-size-asian="16pt" style:font-name-complex="Times New Roman" style:font-size-complex="16pt"/>
    </style:style>
    <style:style style:name="P32" style:family="paragraph" style:parent-style-name="References">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it" fo:country="IT" style:font-size-asian="11pt" style:font-size-complex="11pt"/>
    </style:style>
    <style:style style:name="T7" style:family="text">
      <style:text-properties fo:font-size="11pt" fo:language="it" fo:country="IT" fo:font-style="italic" style:font-size-asian="11pt" style:font-style-asian="italic" style:font-size-complex="11pt"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style="normal" style:font-size-asian="11pt" style:font-style-asian="normal" style:font-size-complex="11pt" style:font-style-complex="normal"/>
    </style:style>
    <style:style style:name="T10" style:family="text">
      <style:text-properties fo:font-weight="normal" style:font-weight-asian="normal" style:font-weight-complex="normal"/>
    </style:style>
    <style:style style:name="T11" style:family="text">
      <style:text-properties style:text-underline-style="none" style:font-name-complex="Times New Roman"/>
    </style:style>
    <style:style style:name="T12" style:family="text">
      <style:text-properties fo:font-style="normal" style:text-underline-style="none" style:font-style-asian="normal" style:font-name-complex="Times New Roman" style:font-style-complex="normal"/>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A simple pattern matching alternative to regular expressions</text:p>
      <text:p text:style-name="P4"/>
      <text:p text:style-name="P2"><text:span text:style-name="T12">Remo Dentato</text:span><text:span text:style-name="T11"> </text:span><text:span text:style-name="T12">(</text:span><text:a xlink:type="simple" xlink:href="mailto:rdentato@gmail.com">rdentato@gmail.com</text:a><text:span text:style-name="T12">)</text:span></text:p>
      <text:p text:style-name="P1"/>
      <text:p text:style-name="P1">Abstract</text:p>
      <text:p text:style-name="P24">In this paper, we propose a pattern matching algorithm on strings of caharacters. A comparison with regular expressions has been performed in terms of expressiveness, complexity and ease of implementation.</text:p>
      <text:p text:style-name="P24">A reference implementation in C is also provided.</text:p>
      <text:p text:style-name="P22">Keywords</text:p>
      <text:p text:style-name="P6">pattern matching, regular expressions</text:p>
      <text:p text:style-name="P4"/>
      <text:list xml:id="list42510768" text:style-name="Outline">
        <text:list-item>
          <text:h text:style-name="Heading_20_1" text:outline-level="1">Introduction</text:h>
        </text:list-item>
      </text:list>
      <text:p text:style-name="P18">Pattern matching has become a common feature in modern programming languages. </text:p>
      <text:p text:style-name="P18"/>
      <text:list xml:id="list42531614" text:continue-numbering="true" text:style-name="Outline">
        <text:list-item>
          <text:h text:style-name="Heading_20_1" text:outline-level="1">Basic patterns</text:h>
        </text:list-item>
      </text:list>
      <text:p text:style-name="P17"><text:span text:style-name="T2">A </text:span><text:span text:style-name="T5">basic pattern</text:span><text:span text:style-name="T9"> matches a non empty portion of a string.</text:span></text:p>
      <text:list xml:id="list42525715" text:continue-numbering="true" text:style-name="Outline">
        <text:list-item>
          <text:list>
            <text:list-item>
              <text:h text:style-name="Heading_20_2" text:outline-level="2">Single character</text:h>
            </text:list-item>
          </text:list>
        </text:list-item>
      </text:list>
      <text:p text:style-name="Standard"><text:span text:style-name="T2">The following characters: '</text:span><text:span text:style-name="string">&lt;</text:span><text:span text:style-name="T2">', '</text:span><text:span text:style-name="string">&gt;</text:span><text:span text:style-name="string"><text:span text:style-name="T2">'</text:span></text:span><text:span text:style-name="T2">, '</text:span><text:span text:style-name="string">&amp;</text:span>'<text:span text:style-name="T2">, '</text:span><text:span text:style-name="string">(</text:span><text:span text:style-name="T2">'</text:span><text:span text:style-name="T2"> and '</text:span><text:span text:style-name="string">)</text:span><text:span text:style-name="T2">'</text:span><text:span text:style-name="T2"> have a </text:span><text:span text:style-name="T9">special meaning in a pattern. All the others match the corresponding character in the string.</text:span></text:p>
      <text:list xml:id="list42541148" text:continue-numbering="true" text:style-name="Outline">
        <text:list-item>
          <text:list>
            <text:list-item>
              <text:h text:style-name="P27" text:outline-level="2">Predefined characters class</text:h>
            </text:list-item>
          </text:list>
        </text:list-item>
      </text:list>
      <text:p text:style-name="Standard"><text:span text:style-name="T9">A </text:span><text:span text:style-name="T5">character class </text:span><text:span text:style-name="T9">is a set of characters that shares a common attribute. An example could be the set of “</text:span><text:span text:style-name="T5">all the lower case characters</text:span><text:span text:style-name="T9">”. A character class in a pattern is indicated by a single letter enclosed by the angular brackets '</text:span><text:span text:style-name="string"><text:span text:style-name="T13">&lt;</text:span></text:span><text:span text:style-name="T9">' and '</text:span><text:span text:style-name="string"><text:span text:style-name="T13">&gt;</text:span></text:span><text:span text:style-name="T9">'.</text:span></text:p>
      <text:p text:style-name="P3">The following predefined character classes are recognized (each class is related to the corresponding ANSI C function):</text:p>
      <text:p text:style-name="P3"/>
      <text:p text:style-name="P21">Table <text:sequence text:ref-name="refTable0" text:name="Table" text:formula="ooow:Table+1" style:num-format="1">1</text:sequence>. <text:span text:style-name="T10">Character classes</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6">Class</text:p>
          </table:table-cell>
          <table:table-cell table:style-name="Tabella2.A1" office:value-type="string">
            <text:p text:style-name="P15">C function</text:p>
          </table:table-cell>
          <table:table-cell table:style-name="Tabella2.A1" office:value-type="string">
            <text:p text:style-name="P15">Description</text:p>
          </table:table-cell>
        </table:table-row>
        <table:table-row table:style-name="Tabella2.1">
          <table:table-cell table:style-name="Tabella2.A1" office:value-type="string">
            <text:p text:style-name="P14">&lt;a&gt;</text:p>
          </table:table-cell>
          <table:table-cell table:style-name="Tabella2.A1" office:value-type="string">
            <text:p text:style-name="P13">isalpha()</text:p>
          </table:table-cell>
          <table:table-cell table:style-name="Tabella2.A1" office:value-type="string">
            <text:p text:style-name="P12">alphabetic characters</text:p>
          </table:table-cell>
        </table:table-row>
        <table:table-row table:style-name="Tabella2.1">
          <table:table-cell table:style-name="Tabella2.A1" office:value-type="string">
            <text:p text:style-name="P14">&lt;c&gt;</text:p>
          </table:table-cell>
          <table:table-cell table:style-name="Tabella2.A1" office:value-type="string">
            <text:p text:style-name="P13">iscntrl()</text:p>
          </table:table-cell>
          <table:table-cell table:style-name="Tabella2.A1" office:value-type="string">
            <text:p text:style-name="P12">control character</text:p>
          </table:table-cell>
        </table:table-row>
        <table:table-row table:style-name="Tabella2.1">
          <table:table-cell table:style-name="Tabella2.A1" office:value-type="string">
            <text:p text:style-name="P14">&lt;d&gt;</text:p>
          </table:table-cell>
          <table:table-cell table:style-name="Tabella2.A1" office:value-type="string">
            <text:p text:style-name="P13">isdigit()</text:p>
          </table:table-cell>
          <table:table-cell table:style-name="Tabella2.A1" office:value-type="string">
            <text:p text:style-name="P12">digits (independent from locale settings)</text:p>
          </table:table-cell>
        </table:table-row>
        <table:table-row table:style-name="Tabella2.1">
          <table:table-cell table:style-name="Tabella2.A1" office:value-type="string">
            <text:p text:style-name="P14">&lt;g&gt;</text:p>
          </table:table-cell>
          <table:table-cell table:style-name="Tabella2.A1" office:value-type="string">
            <text:p text:style-name="P13">isgraph()</text:p>
          </table:table-cell>
          <table:table-cell table:style-name="Tabella2.A1" office:value-type="string">
            <text:p text:style-name="P12">graphic characters, excluding the space character.</text:p>
          </table:table-cell>
        </table:table-row>
        <table:table-row table:style-name="Tabella2.1">
          <table:table-cell table:style-name="Tabella2.A1" office:value-type="string">
            <text:p text:style-name="P14">&lt;i&gt;</text:p>
          </table:table-cell>
          <table:table-cell table:style-name="Tabella2.A1" office:value-type="string">
            <text:p text:style-name="P13">isascii()</text:p>
          </table:table-cell>
          <table:table-cell table:style-name="Tabella2.A1" office:value-type="string">
            <text:p text:style-name="P12">characters whose code is between 0 and 127</text:p>
          </table:table-cell>
        </table:table-row>
        <table:table-row table:style-name="Tabella2.1">
          <table:table-cell table:style-name="Tabella2.A1" office:value-type="string">
            <text:p text:style-name="P14">&lt;k&gt;</text:p>
          </table:table-cell>
          <table:table-cell table:style-name="Tabella2.A1" office:value-type="string">
            <text:p text:style-name="P13">isblank()</text:p>
          </table:table-cell>
          <table:table-cell table:style-name="Tabella2.A1" office:value-type="string">
            <text:p text:style-name="P12">blank character (space or tab)</text:p>
          </table:table-cell>
        </table:table-row>
        <table:table-row table:style-name="Tabella2.1">
          <table:table-cell table:style-name="Tabella2.A1" office:value-type="string">
            <text:p text:style-name="P14">&lt;l&gt;</text:p>
          </table:table-cell>
          <table:table-cell table:style-name="Tabella2.A1" office:value-type="string">
            <text:p text:style-name="P13">islower()</text:p>
          </table:table-cell>
          <table:table-cell table:style-name="Tabella2.A1" office:value-type="string">
            <text:p text:style-name="P12">lowercase characters</text:p>
          </table:table-cell>
        </table:table-row>
        <table:table-row table:style-name="Tabella2.1">
          <table:table-cell table:style-name="Tabella2.A1" office:value-type="string">
            <text:p text:style-name="P14">&lt;r&gt;</text:p>
          </table:table-cell>
          <table:table-cell table:style-name="Tabella2.A1" office:value-type="string">
            <text:p text:style-name="P13">isprint()</text:p>
          </table:table-cell>
          <table:table-cell table:style-name="Tabella2.A1" office:value-type="string">
            <text:p text:style-name="P12">printable characters, including the space character.</text:p>
          </table:table-cell>
        </table:table-row>
        <table:table-row table:style-name="Tabella2.1">
          <table:table-cell table:style-name="Tabella2.A1" office:value-type="string">
            <text:p text:style-name="P14">&lt;p&gt;</text:p>
          </table:table-cell>
          <table:table-cell table:style-name="Tabella2.A1" office:value-type="string">
            <text:p text:style-name="P13">ispunct()</text:p>
          </table:table-cell>
          <table:table-cell table:style-name="Tabella2.A1" office:value-type="string">
            <text:p text:style-name="P12">punctuation characters</text:p>
          </table:table-cell>
        </table:table-row>
        <text:soft-page-break/>
        <table:table-row table:style-name="Tabella2.1">
          <table:table-cell table:style-name="Tabella2.A1" office:value-type="string">
            <text:p text:style-name="P14">&lt;q&gt;</text:p>
          </table:table-cell>
          <table:table-cell table:style-name="Tabella2.A1" office:value-type="string">
            <text:p text:style-name="P13">isalnum()</text:p>
          </table:table-cell>
          <table:table-cell table:style-name="Tabella2.A1" office:value-type="string">
            <text:p text:style-name="P12">alphanumeric characters</text:p>
          </table:table-cell>
        </table:table-row>
        <table:table-row table:style-name="Tabella2.1">
          <table:table-cell table:style-name="Tabella2.A1" office:value-type="string">
            <text:p text:style-name="P14">&lt;s&gt;</text:p>
          </table:table-cell>
          <table:table-cell table:style-name="Tabella2.A1" office:value-type="string">
            <text:p text:style-name="P13">isspace()</text:p>
          </table:table-cell>
          <table:table-cell table:style-name="Tabella2.A1" office:value-type="string">
            <text:p text:style-name="P12">space characters</text:p>
          </table:table-cell>
        </table:table-row>
        <table:table-row table:style-name="Tabella2.1">
          <table:table-cell table:style-name="Tabella2.A1" office:value-type="string">
            <text:p text:style-name="P14">&lt;u&gt;</text:p>
          </table:table-cell>
          <table:table-cell table:style-name="Tabella2.A1" office:value-type="string">
            <text:p text:style-name="P13">isupper()</text:p>
          </table:table-cell>
          <table:table-cell table:style-name="Tabella2.A1" office:value-type="string">
            <text:p text:style-name="P12">uppercase characters</text:p>
          </table:table-cell>
        </table:table-row>
        <table:table-row table:style-name="Tabella2.1">
          <table:table-cell table:style-name="Tabella2.A1" office:value-type="string">
            <text:p text:style-name="P14">&lt;x&gt;</text:p>
          </table:table-cell>
          <table:table-cell table:style-name="Tabella2.A1" office:value-type="string">
            <text:p text:style-name="P13">isxdigit()</text:p>
          </table:table-cell>
          <table:table-cell table:style-name="Tabella2.A1" office:value-type="string">
            <text:p text:style-name="P12">hexadecimal digits (independent from locale settings) </text:p>
          </table:table-cell>
        </table:table-row>
        <table:table-row table:style-name="Tabella2.1">
          <table:table-cell table:style-name="Tabella2.A1" office:value-type="string">
            <text:p text:style-name="P14">&lt;.&gt;</text:p>
          </table:table-cell>
          <table:table-cell table:style-name="Tabella2.A1" office:value-type="string">
            <text:p text:style-name="P13"/>
          </table:table-cell>
          <table:table-cell table:style-name="Tabella2.A1" office:value-type="string">
            <text:p text:style-name="P12">any character (excluding '<text:span text:style-name="string"><text:span text:style-name="T1">\0</text:span></text:span>')</text:p>
          </table:table-cell>
        </table:table-row>
      </table:table>
      <text:p text:style-name="P11"/>
      <text:p text:style-name="P11">Each class can be <text:span text:style-name="T14">negated</text:span> by using the corresponding uppercase letter. So, for example, <text:span text:style-name="string">&lt;U&gt;</text:span> matches anything that is not an uppercase letter.</text:p>
      <text:list xml:id="list42534584" text:continue-numbering="true" text:style-name="Outline">
        <text:list-item>
          <text:list>
            <text:list-item>
              <text:h text:style-name="Heading_20_2" text:outline-level="2">User defined characters class</text:h>
            </text:list-item>
          </text:list>
        </text:list-item>
      </text:list>
      <text:p text:style-name="Standard"><text:span text:style-name="T2">To define a new class, use '</text:span><text:span text:style-name="string"><text:span text:style-name="T2">=</text:span></text:span><text:span text:style-name="T2">' within angle brackets: <text:s/></text:span><text:span text:style-name="string"><text:span text:style-name="T2">&lt;=</text:span></text:span><text:span text:style-name="T2"> ... </text:span><text:span text:style-name="string"><text:span text:style-name="T2">&gt;</text:span></text:span><text:span text:style-name="T2"> For example: </text:span><text:span text:style-name="string"><text:span text:style-name="T2">&lt;=abc&gt;</text:span></text:span><text:span text:style-name="T2"> matches the letter '</text:span><text:span text:style-name="string"><text:span text:style-name="T2">a</text:span></text:span><text:span text:style-name="T2">' or '</text:span><text:span text:style-name="string"><text:span text:style-name="T2">b</text:span></text:span><text:span text:style-name="T2">' or '</text:span><text:span text:style-name="string"><text:span text:style-name="T2">c</text:span></text:span><text:span text:style-name="T2">' and so does <text:s/></text:span><text:span text:style-name="string"><text:span text:style-name="T2">&lt;=a-c&gt;</text:span></text:span><text:span text:style-name="T2">.</text:span></text:p>
      <text:p text:style-name="P7"><text:span text:style-name="T9">User defined class can be negated using '</text:span><text:span text:style-name="string"><text:span text:style-name="T9">!</text:span></text:span><text:span text:style-name="T9">' instead of '</text:span><text:span text:style-name="string"><text:span text:style-name="T9">=</text:span></text:span><text:span text:style-name="T9">'. So, the pattern </text:span><text:span text:style-name="string"><text:span text:style-name="T9">&lt;!a-c&gt;</text:span></text:span><text:span text:style-name="T9"> matches any character that is not </text:span><text:span text:style-name="T9">'</text:span><text:span text:style-name="string"><text:span text:style-name="T9">a</text:span></text:span><text:span text:style-name="T9">' nor '</text:span><text:span text:style-name="string"><text:span text:style-name="T9">b</text:span></text:span><text:span text:style-name="T9">' nor '</text:span><text:span text:style-name="string"><text:span text:style-name="T9">c</text:span></text:span><text:span text:style-name="T9">'.</text:span></text:p>
      <text:list xml:id="list42549238" text:continue-numbering="true" text:style-name="Outline">
        <text:list-item>
          <text:list>
            <text:list-item>
              <text:h text:style-name="Heading_20_2" text:outline-level="2">Alternative strings</text:h>
            </text:list-item>
          </text:list>
        </text:list-item>
      </text:list>
      <text:p text:style-name="P19"><text:span text:style-name="T9">The pattern </text:span><text:span text:style-name="string"><text:span text:style-name="T9">&lt;$</text:span></text:span><text:span text:style-name="T9"> ... </text:span><text:span text:style-name="string"><text:span text:style-name="T9">&gt;</text:span></text:span><text:span text:style-name="T9"> matches one of the specified strings. Fore example: </text:span><text:span text:style-name="string"><text:span text:style-name="T9">&lt;$abc$123&gt; </text:span></text:span><text:span text:style-name="T9">matches either the string '</text:span><text:span text:style-name="string"><text:span text:style-name="T9">abc</text:span></text:span><text:span text:style-name="T9">' or the string '</text:span><text:span text:style-name="string"><text:span text:style-name="T9">123</text:span></text:span><text:span text:style-name="T9">'. </text:span></text:p>
      <text:p text:style-name="P19"><text:span text:style-name="T9">If a string contains the character '$', '&gt;' or '&amp;', it can be escaped using '&amp;': </text:span><text:span text:style-name="string"><text:span text:style-name="T9">&lt;$a&amp;$b$a&amp;&gt;b&gt;</text:span></text:span><text:span text:style-name="T9"> <text:s/>matches the string '</text:span><text:span text:style-name="string"><text:span text:style-name="T13">a$b</text:span></text:span><text:span text:style-name="T9">' or the string '</text:span><text:span text:style-name="string"><text:span text:style-name="T13">a&gt;b</text:span></text:span><text:span text:style-name="T9">'</text:span></text:p>
      <text:p text:style-name="P25">xx</text:p>
      <text:p text:style-name="P25"/>
      <text:list xml:id="list42554762" text:continue-numbering="true" text:style-name="Outline">
        <text:list-item>
          <text:h text:style-name="Heading_20_1" text:outline-level="1">TYPESET TEXT</text:h>
          <text:list>
            <text:list-item>
              <text:h text:style-name="Heading_20_2" text:outline-level="2">Normal or Body Text</text:h>
            </text:list-item>
          </text:list>
        </text:list-item>
      </text:list>
      <text:p text:style-name="P18">Please use a 11-point Times New Roman font, or other Roman font with serifs, as close as possible in appearance to Times Roman in which these guidelines have been set. Please use sans-serif or non-proportional fonts only for special purposes, such as distinguishing source code text. If Times New Roman is not available, try the font named Computer Modern Roman. On a Macintosh, use the font named Times. <text:s/>Right margins should be justified, not ragged and single line space.</text:p>
      <text:list xml:id="list42532439" text:continue-numbering="true" text:style-name="Outline">
        <text:list-item>
          <text:list>
            <text:list-item>
              <text:h text:style-name="P27" text:outline-level="2">Title and Authors </text:h>
            </text:list-item>
          </text:list>
        </text:list-item>
      </text:list>
      <text:p text:style-name="P6">The title should be initial capital letter (except for name), bold and centered on the page in 16-point Times New Roman font.</text:p>
      <text:p text:style-name="P6">Authors' names and affiliations should be centered on the page, and use a 10-point Times New Roman font. For affiliations should be italic style. We also recommend phone number and e-mail address. See the top of this page for the example. </text:p>
      <text:list xml:id="list42532611" text:continue-numbering="true" text:style-name="Outline">
        <text:list-item>
          <text:list>
            <text:list-item>
              <text:h text:style-name="P28" text:outline-level="2">Tables</text:h>
            </text:list-item>
          </text:list>
        </text:list-item>
      </text:list>
      <text:p text:style-name="P8"/>
      <text:p text:style-name="P20"><text:span text:style-name="T2">Table </text:span><text:span text:style-name="T2"><text:sequence text:ref-name="refTable1" text:name="Table" text:formula="ooow:Table+1" style:num-format="1">2</text:sequence></text:span><text:span text:style-name="T2">. </text:span><text:span text:style-name="T3">Table captions should be placed above the table</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0">Graphics</text:p>
          </table:table-cell>
          <table:table-cell table:style-name="Tabella1.A1" office:value-type="string">
            <text:p text:style-name="P10">Top</text:p>
          </table:table-cell>
          <table:table-cell table:style-name="Tabella1.A1" office:value-type="string">
            <text:p text:style-name="P10">In-between</text:p>
          </table:table-cell>
          <table:table-cell table:style-name="Tabella1.D1" office:value-type="string">
            <text:p text:style-name="P10">Bottom</text:p>
          </table:table-cell>
        </table:table-row>
        <table:table-row table:style-name="Tabella1.1">
          <table:table-cell table:style-name="Tabella1.A1" office:value-type="string">
            <text:p text:style-name="P9">Tables</text:p>
          </table:table-cell>
          <table:table-cell table:style-name="Tabella1.A1" office:value-type="string">
            <text:p text:style-name="P9">End</text:p>
          </table:table-cell>
          <table:table-cell table:style-name="Tabella1.A1" office:value-type="string">
            <text:p text:style-name="P9">Last</text:p>
          </table:table-cell>
          <table:table-cell table:style-name="Tabella1.D1" office:value-type="string">
            <text:p text:style-name="P9">First</text:p>
          </table:table-cell>
        </table:table-row>
        <table:table-row table:style-name="Tabella1.3">
          <table:table-cell table:style-name="Tabella1.A1" office:value-type="string">
            <text:p text:style-name="P9">Figures</text:p>
          </table:table-cell>
          <table:table-cell table:style-name="Tabella1.A1" office:value-type="string">
            <text:p text:style-name="P9">Good</text:p>
          </table:table-cell>
          <table:table-cell table:style-name="Tabella1.A1" office:value-type="string">
            <text:p text:style-name="P9">Similar</text:p>
          </table:table-cell>
          <table:table-cell table:style-name="Tabella1.D1" office:value-type="string">
            <text:p text:style-name="P9">Very well</text:p>
          </table:table-cell>
        </table:table-row>
      </table:table>
      <text:p text:style-name="P8"/>
      <text:list xml:id="list42542266" text:continue-numbering="true" text:style-name="Outline">
        <text:list-item>
          <text:list>
            <text:list-item>
              <text:h text:style-name="P28" text:outline-level="2">References and Citations</text:h>
            </text:list-item>
          </text:list>
        </text:list-item>
      </text:list>
      <text:p text:style-name="P6">Footnotes should be Times New Roman 11 point, and justified to the full width of the column.</text:p>
      <text:p text:style-name="P6"><text:soft-page-break/>Use the standard Communications for references – that is, a numbered list at the end of the article, ordered alphabetically by first author, and referenced by numbers (1). See the examples of citations at the end of this document. Within this template file, use the style named references for the text of your citation.</text:p>
      <text:p text:style-name="P6">The references are also in 11 poin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e.g., “[Robertson, personal communication]”).</text:p>
      <text:list xml:id="list42545559" text:continue-numbering="true" text:style-name="Outline">
        <text:list-item>
          <text:list>
            <text:list-item>
              <text:h text:style-name="P28" text:outline-level="2">Page Numbering, Headers and Footers</text:h>
            </text:list-item>
          </text:list>
        </text:list-item>
      </text:list>
      <text:p text:style-name="P18">Do not include headers, footers or page numbers in your submission. These will be added when the publications are assembled.</text:p>
      <text:list xml:id="list42529142" text:continue-numbering="true" text:style-name="Outline">
        <text:list-item>
          <text:h text:style-name="P26" text:outline-level="1">FIGURES/CAPTIONS</text:h>
        </text:list-item>
      </text:list>
      <text:p text:style-name="P6">Place Tables/Figures/Images in text as close to the reference as possible (see Figure 1). <text:s/></text:p>
      <text:p text:style-name="P6">Captions should be Times New Roman 11-point. <text:s/>They should be numbered (e.g., “Table 1” or “Figure 1”), please note that the word for Table and Figure are spelled out. Figure’s captions should be centered beneath the image or picture, and Table captions should be centered above the table body.</text:p>
      <text:p text:style-name="P6"/>
      <text:p text:style-name="P20"><text:span text:style-name="T2">Figure 1. </text:span><text:span text:style-name="T3">Figure captions should be placed below the figure</text:span></text:p>
      <text:p text:style-name="P6"/>
      <text:list xml:id="list42540321" text:continue-numbering="true" text:style-name="Outline">
        <text:list-item>
          <text:h text:style-name="P26" text:outline-level="1">SECTIONS</text:h>
        </text:list-item>
      </text:list>
      <text:p text:style-name="P18">The heading of a section should be in Times New Roman 11-point bold in all-capitals flush left with an additional 6-point of white space above the section head. <text:s/>Sections and subsequent sub- sections should be numbered and flush left. For a section head and a subsection head together (such as Section 3 and subsection 3.1), use no additional space above the subsection head.</text:p>
      <text:list xml:id="list42548281" text:continue-numbering="true" text:style-name="Outline">
        <text:list-item>
          <text:list>
            <text:list-item>
              <text:h text:style-name="P28" text:outline-level="2">Subsections</text:h>
            </text:list-item>
          </text:list>
        </text:list-item>
      </text:list>
      <text:p text:style-name="P5"><text:span text:style-name="T2">The heading of subsections should be in Times New Roman 11-point bold with only the initial letters capitalized. (Note: For subsections and subsubsections, a word like </text:span><text:span text:style-name="T4">the</text:span><text:span text:style-name="T2"> or </text:span><text:span text:style-name="T4">a</text:span><text:span text:style-name="T2"> is not capitalized unless it is the first word of the header.)</text:span></text:p>
      <text:list xml:id="list42536153" text:continue-numbering="true" text:style-name="Outline">
        <text:list-item>
          <text:list>
            <text:list-item>
              <text:list>
                <text:list-item>
                  <text:h text:style-name="P29" text:outline-level="3">Subsubsections</text:h>
                </text:list-item>
              </text:list>
            </text:list-item>
          </text:list>
        </text:list-item>
      </text:list>
      <text:p text:style-name="P18">The heading for subsubsections should be in Times New Roman 11-point italic with initial letters capitalized and 6-points of white space above the subsubsection head.</text:p>
      <text:list xml:id="list42538156" text:continue-numbering="true" text:style-name="Outline">
        <text:list-item>
          <text:list>
            <text:list-item>
              <text:list>
                <text:list-item>
                  <text:list>
                    <text:list-item>
                      <text:h text:style-name="P30" text:outline-level="4">Subsubsections</text:h>
                    </text:list-item>
                  </text:list>
                </text:list-item>
              </text:list>
            </text:list-item>
          </text:list>
        </text:list-item>
      </text:list>
      <text:p text:style-name="P18">The heading for subsubsections should be in Times New Roman 11-point italic with initial letters capitalized.</text:p>
      <text:list xml:id="list42550734" text:continue-numbering="true" text:style-name="Outline">
        <text:list-item>
          <text:list>
            <text:list-item>
              <text:list>
                <text:list-item>
                  <text:list>
                    <text:list-item>
                      <text:h text:style-name="P30" text:outline-level="4">Subsubsections</text:h>
                    </text:list-item>
                  </text:list>
                </text:list-item>
              </text:list>
            </text:list-item>
          </text:list>
        </text:list-item>
      </text:list>
      <text:p text:style-name="P18">The heading for subsubsections should be in Times New Roman 11-point italic with initial letters capitalized.</text:p>
      <text:list xml:id="list42530696" text:continue-numbering="true" text:style-name="Outline">
        <text:list-item>
          <text:h text:style-name="P26" text:outline-level="1">ACKNOWLEDGMENTS</text:h>
        </text:list-item>
      </text:list>
      <text:p text:style-name="P18">Our thanks to PACCON2008 for allowing us to modify templates they had developed.</text:p>
      <text:list xml:id="list42530349" text:continue-numbering="true" text:style-name="Outline">
        <text:list-item>
          <text:h text:style-name="P26" text:outline-level="1"><text:soft-page-break/>REFERENCES</text:h>
        </text:list-item>
      </text:list>
      <text:list xml:id="list42509496" text:style-name="WW8Num2">
        <text:list-item>
          <text:p text:style-name="References"><text:span text:style-name="T6">Kuno, M.; Palangsuntikul, R.; Hannongbua, S.</text:span><text:span text:style-name="T6"> </text:span><text:span text:style-name="T7">J. Chem. Inf. </text:span><text:span text:style-name="T5">Comput. Sci. </text:span><text:span text:style-name="T8">2003</text:span><text:span text:style-name="T2">, 43, 1584-1590.</text:span></text:p>
        </text:list-item>
        <text:list-item>
          <text:p text:style-name="References"><text:span text:style-name="T2">Dapprich, S.; Komaromi, I.; Byun, K. S.; Morokuma, K.; Frisch, M. </text:span><text:span text:style-name="T5">J. Mol. Struct. (Theochem).</text:span><text:span text:style-name="T2"> </text:span><text:span text:style-name="T8">1999</text:span><text:span text:style-name="T2">, 461-462, 1-21.</text:span></text:p>
        </text:list-item>
        <text:list-item>
          <text:p text:style-name="References"><text:span text:style-name="T2">Fröhlich, B.; and Plate, J. The cubic mouse: a new device for three-dimensional iput. </text:span><text:span text:style-name="T5">In</text:span><text:span text:style-name="T2"> </text:span><text:span text:style-name="T5">Proceedings of the SIGCHI conference on Human factors in computing systems <text:line-break/>(CHI ’00)</text:span><text:span text:style-name="T2"> (The Hague, The Netherlands, April 1-6, 2000). PACCON2008 Press, New York, NY,</text:span><text:span text:style-name="T8"> 2000</text:span><text:span text:style-name="T2">, 526-531. </text:span></text:p>
        </text:list-item>
        <text:list-item>
          <text:p text:style-name="References"><text:span text:style-name="T2">Ding, W.; and Marchionini, G. A Study on Video Browsing Strategies. </text:span><text:span text:style-name="T5">Technical Report UMIACS-TR-97-40</text:span><text:span text:style-name="T2">, University of Maryland, College Park, MD, </text:span><text:span text:style-name="T8">1997</text:span><text:span text:style-name="T2">. </text:span></text:p>
        </text:list-item>
        <text:list-item>
          <text:p text:style-name="References"><text:span text:style-name="T2">Lamport, L. </text:span><text:span text:style-name="T5">LaTeX User’s Guide and Document Reference Manual.</text:span><text:span text:style-name="T2"> Addison-Wesley, Reading, MA, </text:span><text:span text:style-name="T8">1986</text:span><text:span text:style-name="T2">.</text:span></text:p>
        </text:list-item>
        <text:list-item>
          <text:p text:style-name="References"><text:span text:style-name="T2">Sannella, M. J. Constraint Satisfaction and Debugging for Interactive User Interfaces. </text:span><text:span text:style-name="T5">Ph.D. Thesis</text:span><text:span text:style-name="T2">, University of Washington, Seattle, WA, </text:span><text:span text:style-name="T8">1994</text:span><text:span text:style-name="T2">.</text:span></text:p>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New" svg:font-family="'Courier New'" style:font-family-generic="modern" style:font-pitch="fixed"/>
    <style:font-face style:name="Miriam" svg:font-family="Miriam"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top="0.169cm" fo:margin-bottom="0.101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top="0.25cm" fo:margin-bottom="0.101cm" style:page-number="auto"/>
      <style:text-properties fo:font-size="11pt" fo:font-style="italic"/>
    </style:style>
    <style:style style:name="Heading_20_3" style:display-name="Heading 3" style:family="paragraph" style:parent-style-name="Heading_20_2" style:next-style-name="Standard" style:list-style-name="Outline" style:class="text" style:default-outline-level="3">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list-style-name="Outline" style:class="text" style:default-outline-level="4"/>
    <style:style style:name="List_20_Number_20_3" style:display-name="List Number 3" style:family="paragraph" style:parent-style-name="Standard" style:list-style-name="WW8StyleNum">
      <style:paragraph-properties fo:margin-left="1.905cm" fo:margin-right="0cm" fo:text-indent="-0.635cm" style:auto-text-indent="false"/>
    </style:style>
    <style:style style:name="Heading_20_5" style:display-name="Heading 5" style:family="paragraph" style:parent-style-name="List_20_Number_20_3" style:next-style-name="Standard" style:list-style-name="Outline" style:class="text" style:default-outline-level="5">
      <style:paragraph-properties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254cm" fo:margin-right="0cm" fo:text-indent="-0.254cm" style:auto-text-indent="false"/>
      <style:text-properties fo:font-size="9pt" style:font-size-asian="9pt"/>
    </style:style>
    <style:style style:name="Bullet" style:family="paragraph" style:parent-style-name="Standard" style:list-style-name="WW8StyleNum1">
      <style:paragraph-properties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aption_20__28_user_29_" style:display-name="Caption (user)" style:family="paragraph" style:parent-style-name="Standard" style:next-style-name="Standard">
      <style:paragraph-properties fo:text-align="center" style:justify-single-word="false"/>
      <style:text-properties fo:font-weight="bold" style:font-weight-asian="bold" style:font-name-complex="Miriam" style:font-size-complex="9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2z0" style:family="text">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string" style:family="text">
      <style:text-properties style:use-window-font-color="true" style:font-name="Courier New" fo:font-size="11pt" fo:language="en" fo:country="US" fo:font-weight="bold" style:font-name-asian="Times New Roman" style:font-size-asian="11pt" style:font-weight-asian="bold" style:font-name-complex="Times New Roman" style:font-size-complex="11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imple Pattern matching</dc:title>
    <meta:initial-creator>End User Computing Services</meta:initial-creator>
    <meta:creation-date>2007-09-13T16:18:00</meta:creation-date>
    <dc:creator>Remo Dentato</dc:creator>
    <dc:date>2009-02-08T22:43:22</dc:date>
    <meta:print-date>2007-09-13T10:21:00</meta:print-date>
    <meta:editing-cycles>18</meta:editing-cycles>
    <meta:editing-duration>PT03H29M58S</meta:editing-duration>
    <meta:generator>OpenOffice.org/3.0$Win32 OpenOffice.org_project/300m9$Build-9358</meta:generator>
    <meta:document-statistic meta:table-count="2" meta:image-count="0" meta:object-count="0" meta:page-count="4" meta:paragraph-count="118" meta:word-count="1155" meta:character-count="7182"/>
    <meta:user-defined meta:name="Info 1"/>
    <meta:user-defined meta:name="Info 2"/>
    <meta:user-defined meta:name="Info 3"/>
    <meta:user-defined meta:name="Info 4"/>
  </office:meta>
</office:document-meta>
</file>